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4"/>
    <style:style style:name="P3" style:family="paragraph" style:parent-style-name="Preformatted_20_Text" style:list-style-name="L16"/>
    <style:style style:name="P4" style:family="paragraph" style:parent-style-name="Preformatted_20_Text" style:list-style-name="L17"/>
    <style:style style:name="P5" style:family="paragraph" style:parent-style-name="Preformatted_20_Text" style:list-style-name="L21"/>
    <style:style style:name="P6" style:family="paragraph" style:parent-style-name="Preformatted_20_Text" style:list-style-name="L28"/>
    <style:style style:name="P7" style:family="paragraph" style:parent-style-name="Preformatted_20_Text" style:list-style-name="L34"/>
    <style:style style:name="P8" style:family="paragraph" style:parent-style-name="Preformatted_20_Text" style:list-style-name="L35"/>
    <style:style style:name="P9" style:family="paragraph" style:parent-style-name="Preformatted_20_Text" style:list-style-name="L36"/>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2">
      <style:paragraph-properties fo:margin-top="0in" fo:margin-bottom="0in" style:contextual-spacing="false"/>
    </style:style>
    <style:style style:name="P21" style:family="paragraph" style:parent-style-name="Text_20_body" style:list-style-name="L13">
      <style:paragraph-properties fo:margin-top="0in" fo:margin-bottom="0in" style:contextual-spacing="false"/>
    </style:style>
    <style:style style:name="P22" style:family="paragraph" style:parent-style-name="Text_20_body" style:list-style-name="L14"/>
    <style:style style:name="P23" style:family="paragraph" style:parent-style-name="Text_20_body" style:list-style-name="L15">
      <style:paragraph-properties fo:margin-top="0in" fo:margin-bottom="0in" style:contextual-spacing="false"/>
    </style:style>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paragraph-properties fo:margin-top="0in" fo:margin-bottom="0in" style:contextual-spacing="false"/>
    </style:style>
    <style:style style:name="P28" style:family="paragraph" style:parent-style-name="Text_20_body" style:list-style-name="L19">
      <style:paragraph-properties fo:margin-top="0in" fo:margin-bottom="0in" style:contextual-spacing="false"/>
    </style:style>
    <style:style style:name="P29" style:family="paragraph" style:parent-style-name="Text_20_body" style:list-style-name="L20">
      <style:paragraph-properties fo:margin-top="0in" fo:margin-bottom="0in" style:contextual-spacing="false"/>
    </style:style>
    <style:style style:name="P30" style:family="paragraph" style:parent-style-name="Text_20_body" style:list-style-name="L21"/>
    <style:style style:name="P31" style:family="paragraph" style:parent-style-name="Text_20_body" style:list-style-name="L22">
      <style:paragraph-properties fo:margin-top="0in" fo:margin-bottom="0in" style:contextual-spacing="false"/>
    </style:style>
    <style:style style:name="P32" style:family="paragraph" style:parent-style-name="Text_20_body" style:list-style-name="L23">
      <style:paragraph-properties fo:margin-top="0in" fo:margin-bottom="0in" style:contextual-spacing="false"/>
    </style:style>
    <style:style style:name="P33" style:family="paragraph" style:parent-style-name="Text_20_body" style:list-style-name="L24">
      <style:paragraph-properties fo:margin-top="0in" fo:margin-bottom="0in" style:contextual-spacing="false"/>
    </style:style>
    <style:style style:name="P34" style:family="paragraph" style:parent-style-name="Text_20_body" style:list-style-name="L25">
      <style:paragraph-properties fo:margin-top="0in" fo:margin-bottom="0in" style:contextual-spacing="false"/>
    </style:style>
    <style:style style:name="P35" style:family="paragraph" style:parent-style-name="Text_20_body" style:list-style-name="L26">
      <style:paragraph-properties fo:margin-top="0in" fo:margin-bottom="0in" style:contextual-spacing="false"/>
    </style:style>
    <style:style style:name="P36" style:family="paragraph" style:parent-style-name="Text_20_body" style:list-style-name="L27">
      <style:paragraph-properties fo:margin-top="0in" fo:margin-bottom="0in" style:contextual-spacing="false"/>
    </style:style>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paragraph-properties fo:margin-top="0in" fo:margin-bottom="0in" style:contextual-spacing="false"/>
    </style:style>
    <style:style style:name="P47" style:family="paragraph" style:parent-style-name="Text_20_body" style:list-style-name="L3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etting-up-a-network-bridge"/>Setting Up a Network Bridge<text:bookmark-end text:name="setting-up-a-network-bridge"/></text:h>
      <text:h text:style-name="Heading_20_2" text:outline-level="2"><text:bookmark-start text:name="contents"/>Contents<text:bookmark-end text:name="contents"/></text:h>
      <text:h text:style-name="Heading_20_2" text:outline-level="2"><text:bookmark-start text:name="introduction"/>Introduction<text:bookmark-end text:name="introduction"/></text:h>
      <text:p text:style-name="First_20_paragraph">Network bridging is very useful, especially if you're planning to work with virtual machines. In simple terms, a network bridge allows you to connect different network segments together as if they were a single network. This lets your virtual machines communicate directly with your local network.</text:p>
      <text:h text:style-name="Heading_20_3" text:outline-level="3"><text:bookmark-start text:name="understanding-network-bridging"/>Understanding Network Bridging<text:bookmark-end text:name="understanding-network-bridging"/></text:h>
      <text:p text:style-name="First_20_paragraph">Network bridging is a way to connect different parts of a network so they can work together as one. Imagine a bridge connecting two islands—without it, people on either side would have trouble traveling between them. Similarly, a network bridge allows devices on separate network segments to communicate as if they were on the same network, making data transfer seamless.</text:p>
      <text:p text:style-name="Text_20_body">When you set up a network bridge, it essentially listens to data moving through the network and determines where it needs to go. Instead of sending all data everywhere, the bridge keeps track of which devices are on each side and forwards information only when necessary. This prevents unnecessary congestion and improves network efficiency. In a virtual machine setup, bridging is particularly useful because it lets the virtual machines behave like regular devices on your local network. They receive IP addresses from the same router as your physical computers, making integration and communication effortless.</text:p>
      <text:p text:style-name="Text_20_body">By using network bridging, you ensure that your virtual machines function as full members of your network, rather than being isolated from other devices. This is helpful for tasks like running server applications, testing network configurations, or simply accessing shared resources without extra setup. Whether in home networks or enterprise environments, bridging simplifies connectivity and improves performance.</text:p>
      <text:h text:style-name="Heading_20_2" text:outline-level="2"><text:bookmark-start text:name="prerequisites"/>Prerequisites<text:bookmark-end text:name="prerequisites"/></text:h>
      <text:p text:style-name="First_20_paragraph">Before we can set up a network bridge on your Linux system, there are a few prerequisites:</text:p>
      <text:list xml:id="list2964278578" text:style-name="L14">
        <text:list-item>
          <text:p text:style-name="P22"><text:span text:style-name="Source_5f_Text">bridge-utils</text:span><text:span text:style-name="T1"> Package</text:span>: This is a collection of command-line tools for managing bridge interfaces. You'll need to make sure this packages is installed on your system.</text:p>
          <text:p text:style-name="P2"><text:span text:style-name="FunctionTok">sudo</text:span><text:span text:style-name="NormalTok"> apt update</text:span> </text:p>
          <text:p text:style-name="P2"><text:span text:style-name="FunctionTok">sudo</text:span><text:span text:style-name="NormalTok"> apt install bridge-utils</text:span> </text:p>
          <text:p text:style-name="P22">These commands will update the package list and then installs the <text:span text:style-name="Source_5f_Text">bridge-utils</text:span> package if it's not already there.</text:p>
        </text:list-item>
        <text:list-item>
          <text:p text:style-name="P22"><text:soft-page-break/><text:span text:style-name="T1">Identifying Network Interfaces</text:span>: You need to know the names of your network interfaces. For Ethernet, it's often something like <text:span text:style-name="Source_5f_Text">eth0</text:span> or <text:span text:style-name="Source_5f_Text">w1pXsY</text:span>. You can find these names using the command <text:span text:style-name="Source_5f_Text">ip addr</text:span> in your terminal. Look for the interfaces that are currently connected to your network and have an UP address (for example, under <text:span text:style-name="Source_5f_Text">eth0</text:span> or <text:span text:style-name="Source_5f_Text">wlan0</text:span>).</text:p>
        </text:list-item>
      </text:list>
      <text:h text:style-name="Heading_20_3" text:outline-level="3"><text:bookmark-start text:name="identifying-network-interfaces-in-more-depth"/>Identifying Network Interfaces in More Depth<text:bookmark-end text:name="identifying-network-interfaces-in-more-depth"/></text:h>
      <text:p text:style-name="First_20_paragraph">The most common way to identify your network interface and names is by using the <text:span text:style-name="Source_5f_Text">ip addr</text:span> command in your terminal. You should see a output similar to:</text:p>
      <text:p text:style-name="Preformatted_20_Text">1: lo: &lt;LOOPBACK,UP,LOWER_UP&gt; mtu 65536 qdisc noqueue state UNKNOWN group default qlen 1000</text:p>
      <text:p text:style-name="Preformatted_20_Text"><text:s text:c="4"/>link/loopback 00:00:00:00:00:00 brd 00:00:00:00:00:00</text:p>
      <text:p text:style-name="Preformatted_20_Text"><text:s text:c="4"/>inet 127.0.0.1/8 scope host lo</text:p>
      <text:p text:style-name="Preformatted_20_Text"><text:s text:c="7"/>valid_lft forever preferred_lft forever</text:p>
      <text:p text:style-name="Preformatted_20_Text">2: eth0: &lt;BROADCAST,MULTICAST,UP,LOWER_UP&gt; mtu 1500 qdisc fq_codel state UP group default qlen 1000</text:p>
      <text:p text:style-name="Preformatted_20_Text"><text:s text:c="4"/>link/ether xx:xx:xx:xx:xx:xx brd ff:ff:ff:ff:ff:ff</text:p>
      <text:p text:style-name="Preformatted_20_Text"><text:s text:c="4"/>inet 192.168.1.100/24 brd 192.168.1.255 scope global eth0</text:p>
      <text:p text:style-name="Preformatted_20_Text"><text:s text:c="7"/>valid_lft forever preferred_lft forever</text:p>
      <text:p text:style-name="Preformatted_20_Text">3: wlan0: &lt;BROADCAST,MULTICAST,UP,LOWER_UP&gt; mtu 1500 qdisc noqueue state UP group default qlen 1000</text:p>
      <text:p text:style-name="Preformatted_20_Text"><text:s text:c="4"/>link/ether yy:yy:yy:yy:yy:yy brd ff:ff:ff:ff:ff:ff</text:p>
      <text:p text:style-name="Preformatted_20_Text"><text:s text:c="4"/>inet 192.168.1.105/24 brd 192.168.1.255 scope global wlan0</text:p>
      <text:p text:style-name="Preformatted_20_Text"><text:s text:c="7"/>valid_lft forever preferred_lft forever</text:p>
      <text:p text:style-name="First_20_paragraph">You should see a list of network interfaces. Look for the ones that are currently active and have an IP address assigned to them.</text:p>
      <text:list xml:id="list2459043489" text:style-name="L15">
        <text:list-item>
          <text:p text:style-name="P23"><text:span text:style-name="T1">Ethernet</text:span>: Ethernet interfaces often start with <text:span text:style-name="Source_5f_Text">eth</text:span> (like <text:span text:style-name="Source_5f_Text">eth0</text:span>) or <text:span text:style-name="Source_5f_Text">enp</text:span> followed by some numbers (like <text:span text:style-name="Source_5f_Text">enp3s0</text:span>). You'll likely see a line under it that starts with <text:span text:style-name="Source_5f_Text">inet</text:span> followed by an IP address. This is your active Ethernet connection if you have one plugged in.</text:p>
        </text:list-item>
        <text:list-item>
          <text:p text:style-name="P23"><text:span text:style-name="T1">Wi-Fi</text:span>: Wi-Fi interfaces usually start with <text:span text:style-name="Source_5f_Text">wlan</text:span> (like <text:span text:style-name="Source_5f_Text">wlan0</text:span>) or <text:span text:style-name="Source_5f_Text">wlp</text:span> followed by numbers (like <text:span text:style-name="Source_5f_Text">wlp2s0</text:span>). Similarly, if you're connected to Wi-Fi, you should see an <text:span text:style-name="Source_5f_Text">inet</text:span> line with an IP address under the Wi-Fi interface.</text:p>
        </text:list-item>
        <text:list-item>
          <text:p text:style-name="P23"><text:span text:style-name="T1">Loopback</text:span>: You'll also see an interface called <text:span text:style-name="Source_5f_Text">lo</text:span> or "loopback". This is your system's internal network interface and is not what we're looking for for bridging to your physical network.</text:p>
        </text:list-item>
      </text:list>
      <text:p text:style-name="First_20_paragraph">In the example output above, <text:span text:style-name="Source_5f_Text">eth0</text:span> is the Ethernet interface and <text:span text:style-name="Source_5f_Text">wlan0</text:span> is the Wi-Fi interface, both with IP addresses, indicating they are active.</text:p>
      <text:p text:style-name="Text_20_body">Think of <text:span text:style-name="Source_5f_Text">bridge-utils</text:span> as your toolkit for building the network bridge, and knowing your interface names is like knowing which cables you need to connect.</text:p>
      <text:h text:style-name="Heading_20_2" text:outline-level="2"><text:bookmark-start text:name="setting-up-your-network-bridge"/><text:soft-page-break/>Setting Up Your Network Bridge<text:bookmark-end text:name="setting-up-your-network-bridge"/></text:h>
      <text:h text:style-name="Heading_20_3" text:outline-level="3"><text:bookmark-start text:name="setting-up-a-ethernet-network-bridge"/>Setting Up a Ethernet Network Bridge<text:bookmark-end text:name="setting-up-a-ethernet-network-bridge"/></text:h>
      <text:h text:style-name="Heading_20_4" text:outline-level="4"><text:bookmark-start text:name="setting-up-a-ethernet-network-bridge-with-networkmanager"/>Setting Up a Ethernet Network Bridge With NetworkManager<text:bookmark-end text:name="setting-up-a-ethernet-network-bridge-with-networkmanager"/></text:h>
      <text:p text:style-name="First_20_paragraph">To see if your system is managing its network configuration with NetworkManager, run the following command in your terminal:</text:p>
      <text:p text:style-name="Preformatted_20_Text"><text:span text:style-name="FunctionTok">sudo</text:span><text:span text:style-name="NormalTok"> systemctl status NetworkManager.service</text:span> </text:p>
      <text:p text:style-name="First_20_paragraph">If you see a status that says "active (running)", then NetworkManager is likely handling your network.</text:p>
      <text:p text:style-name="Text_20_body">You can further confirm that NetworkManager is in control of interfaces with the command:</text:p>
      <text:p text:style-name="Preformatted_20_Text"><text:span text:style-name="ExtensionTok">nmcli</text:span><text:span text:style-name="NormalTok"> networking</text:span> </text:p>
      <text:p text:style-name="First_20_paragraph">If the output in your terminal says <text:span text:style-name="Source_5f_Text">enabled</text:span>, we've confirmed NetworkManager is handling your network.</text:p>
      <text:p text:style-name="Text_20_body">Creating a network bridge using NetworkManager involves using the <text:span text:style-name="Source_5f_Text">nmcli</text:span> command-line tool.</text:p>
      <text:p text:style-name="Text_20_body">Here's how we can create a network bridge for your Ethernet connection using <text:span text:style-name="Source_5f_Text">nmcli</text:span>:</text:p>
      <text:list xml:id="list4150958519" text:style-name="L16">
        <text:list-item>
          <text:p text:style-name="P24"><text:span text:style-name="T1">Create the bridge interface</text:span>: Create a new bridge connection named <text:span text:style-name="Source_5f_Text">br0</text:span>.</text:p>
          <text:p text:style-name="P3"><text:span text:style-name="FunctionTok">sudo</text:span><text:span text:style-name="NormalTok"> nmcli connection add type bridge con-name br0 ifname br0</text:span> </text:p>
          <text:p text:style-name="P24">This command tells NetworkManager to create a new connection of type <text:span text:style-name="Source_5f_Text">bridge</text:span> with the connection <text:span text:style-name="Source_5f_Text">br0</text:span> and the interface name <text:span text:style-name="Source_5f_Text">br0</text:span>.</text:p>
        </text:list-item>
        <text:list-item>
          <text:p text:style-name="P24"><text:span text:style-name="T1">Add your Ethernet interface to the bridge</text:span>: Now, we need to tell NetworkManager to make your Ethernet interface (<text:span text:style-name="Source_5f_Text">eth0</text:span>) a "slave" to the <text:span text:style-name="Source_5f_Text">br0</text:span> bridge. First, we need to find the connection name associated with your Ethernet interface. You can do this with:</text:p>
          <text:p text:style-name="P3"><text:span text:style-name="ExtensionTok">nmcli</text:span><text:span text:style-name="NormalTok"> connection show</text:span> </text:p>
          <text:p text:style-name="P24">Look for the entry corresponding to your Ethernet interface (<text:span text:style-name="Source_5f_Text">eth0</text:span>). It will have a "NAME" associated with it. Let's assume the connection name is <text:span text:style-name="Source_5f_Text">Wired connection 1</text:span> (it might be different on your system).</text:p>
          <text:p text:style-name="P24">Then, use this command, replacing <text:span text:style-name="Source_5f_Text">Wired connection 1</text:span> with the actual connection name:</text:p>
          <text:p text:style-name="P3"><text:span text:style-name="FunctionTok">sudo</text:span><text:span text:style-name="NormalTok"> nmcli connection add type ethernet slave master br0 con-name bridge-slave-eth0 ifname eth0</text:span> </text:p>
          <text:p text:style-name="P24">This command creates a new Ethernet connection that is a slave to the <text:span text:style-name="Source_5f_Text">br0</text:span> bridge.</text:p>
        </text:list-item>
        <text:list-item>
          <text:p text:style-name="P24"><text:span text:style-name="T1">Disable the original Ethernet connection</text:span>: We need to disable the original connection for your Ethernet interface so that the bridge can take over. Again, using the connection name we found (e.g., <text:span text:style-name="Source_5f_Text">Wired connection 1</text:span>):</text:p>
          <text:p text:style-name="P3"><text:span text:style-name="FunctionTok">sudo</text:span><text:span text:style-name="NormalTok"> nmcli connection down </text:span><text:span text:style-name="StringTok">'Wired connection 1'</text:span> </text:p>
        </text:list-item>
        <text:list-item>
          <text:p text:style-name="P24"><text:soft-page-break/><text:span text:style-name="T1">Enable the bridge connection</text:span>: Now, bring up the bridge connection:</text:p>
          <text:p text:style-name="P3"><text:span text:style-name="FunctionTok">sudo</text:span><text:span text:style-name="NormalTok"> nmcli connection up br0</text:span> </text:p>
        </text:list-item>
      </text:list>
      <text:p text:style-name="First_20_paragraph">After running these commands, a new network bridge interface named <text:span text:style-name="Source_5f_Text">br0</text:span> should be active, and your Ethernet interface should be part of it. You can verify this by using the <text:span text:style-name="Source_5f_Text">ip addr</text:span> command again. You should see the <text:span text:style-name="Source_5f_Text">br0</text:span> interface with an IP address (if your network uses DHCP) and your <text:span text:style-name="Source_5f_Text">eth0</text:span> interface should no longer have an IP address directly assigned to it.</text:p>
      <text:h text:style-name="Heading_20_4" text:outline-level="4"><text:bookmark-start text:name="setting-up-a-ethernet-network-bridge-with-netplan"/>Setting Up a Ethernet Network Bridge With Netplan<text:bookmark-end text:name="setting-up-a-ethernet-network-bridge-with-netplan"/></text:h>
      <text:p text:style-name="First_20_paragraph">You can check if your system is currently using <text:span text:style-name="Source_5f_Text">netplan</text:span> to manage your network configuration with the command:</text:p>
      <text:p text:style-name="Preformatted_20_Text"><text:span text:style-name="ExtensionTok">systemctl</text:span><text:span text:style-name="NormalTok"> status systemd-networkd</text:span> </text:p>
      <text:p text:style-name="First_20_paragraph">If you see an output in your terminal with a heading like:</text:p>
      <text:p text:style-name="Preformatted_20_Text">● systemd-networkd.service - Network Configuration</text:p>
      <text:p text:style-name="Preformatted_20_Text"><text:s text:c="5"/>Loaded: loaded (/lib/systemd/system/systemd-networkd.service; enabled; vendor preset: enabled)</text:p>
      <text:p text:style-name="Preformatted_20_Text"><text:s text:c="5"/>Active: active (running) since Mon 2025-04-28 21:17:23 PDT; 8min ago</text:p>
      <text:p text:style-name="First_20_paragraph">This output would suggest your network is being managed with <text:span text:style-name="Source_5f_Text">netplan</text:span>. Otherwise if you see an output like:</text:p>
      <text:p text:style-name="Preformatted_20_Text">● systemd-networkd.service - Network Configuration</text:p>
      <text:p text:style-name="Preformatted_20_Text"><text:s text:c="5"/>Loaded: loaded (/lib/systemd/system/systemd-networkd.service; disabled; vendor preset: enabled)</text:p>
      <text:p text:style-name="Preformatted_20_Text"><text:s text:c="5"/>Active: active (running) since Mon 2025-04-28 21:17:23 PDT; 8min ago</text:p>
      <text:p text:style-name="First_20_paragraph">The "disabled;" part of the "<text:span text:style-name="Source_5f_Text">Loaded:</text:span>" line suggests your network is being managed with a different service.</text:p>
      <text:p text:style-name="Text_20_body">If you have confirmed that <text:span text:style-name="Source_5f_Text">netplan</text:span> is handling your network configuration, we can move forward with configuring the bridge.</text:p>
      <text:p text:style-name="Text_20_body">If your system uses <text:span text:style-name="Source_5f_Text">netplan</text:span>, you would typically have a configuration file in <text:span text:style-name="Source_5f_Text">/etc/netplan/</text:span>. Let's assume you have a file named <text:span text:style-name="Source_5f_Text">01-netcfg.yaml</text:span> (the name might vary). You would edit this file (after backing it up!) to define the bridge.</text:p>
      <text:list xml:id="list340557368" text:style-name="L17">
        <text:list-item>
          <text:p text:style-name="P25"><text:span text:style-name="T1">Create a backup</text:span>: Let's save our old configuration in case something goes wrong, and we need to revert back to the original configuration:</text:p>
          <text:p text:style-name="P4"><text:span text:style-name="FunctionTok">sudo</text:span><text:span text:style-name="NormalTok"> cp /etc/netplan/01-netcfg.yaml /etc/netplan/01-netcfg.yaml.backup</text:span> </text:p>
        </text:list-item>
        <text:list-item>
          <text:p text:style-name="P25"><text:span text:style-name="T1">Edit your </text:span><text:span text:style-name="Source_5f_Text">netplan</text:span><text:span text:style-name="T1"> configuration</text:span>: After creating a backup of the original, edit your <text:span text:style-name="Source_5f_Text">netplan</text:span> configuration to reflect this configuration:</text:p>
          <text:p text:style-name="P4">sudo nano /etc/netplan/01-netcfg.yaml</text:p>
          <text:p text:style-name="P25"><text:span text:style-name="T1">Original</text:span> (Before edit):</text:p>
          <text:p text:style-name="P4"><text:span text:style-name="FunctionTok">network</text:span><text:span text:style-name="KeywordTok">:</text:span> </text:p>
          <text:p text:style-name="P4"><text:span text:style-name="AttributeTok"><text:s text:c="2"/></text:span><text:span text:style-name="FunctionTok">version</text:span><text:span text:style-name="KeywordTok">:</text:span><text:span text:style-name="AttributeTok"> </text:span><text:span text:style-name="DecValTok">2</text:span> </text:p>
          <text:p text:style-name="P4"><text:span text:style-name="AttributeTok"><text:s text:c="2"/></text:span><text:span text:style-name="FunctionTok">renderer</text:span><text:span text:style-name="KeywordTok">:</text:span><text:span text:style-name="AttributeTok"> networkd</text:span> </text:p>
          <text:p text:style-name="P4"><text:span text:style-name="AttributeTok"><text:s text:c="2"/></text:span><text:span text:style-name="FunctionTok">ethernets</text:span><text:span text:style-name="KeywordTok">:</text:span> </text:p>
          <text:p text:style-name="P4"><text:soft-page-break/><text:span text:style-name="AttributeTok"><text:s text:c="4"/></text:span><text:span text:style-name="FunctionTok">eth0</text:span><text:span text:style-name="KeywordTok">:</text:span> </text:p>
          <text:p text:style-name="P4"><text:span text:style-name="AttributeTok"><text:s text:c="6"/></text:span><text:span text:style-name="FunctionTok">dhcp4</text:span><text:span text:style-name="KeywordTok">:</text:span><text:span text:style-name="AttributeTok"> </text:span><text:span text:style-name="CharTok">yes</text:span> </text:p>
          <text:p text:style-name="P4"><text:span text:style-name="CommentTok"><text:s text:c="6"/># dhcp6: yes</text:span> </text:p>
          <text:p text:style-name="P25"><text:span text:style-name="T1">Create a bridge named </text:span><text:span text:style-name="Source_5f_Text">br0</text:span><text:span text:style-name="T1"> with your Ethernet interface </text:span><text:span text:style-name="Source_5f_Text">eth0</text:span><text:span text:style-name="T1"> using DHCP</text:span> (After edit):</text:p>
          <text:p text:style-name="P4"><text:span text:style-name="FunctionTok">network</text:span><text:span text:style-name="KeywordTok">:</text:span> </text:p>
          <text:p text:style-name="P4"><text:span text:style-name="AttributeTok"><text:s text:c="2"/></text:span><text:span text:style-name="FunctionTok">version</text:span><text:span text:style-name="KeywordTok">:</text:span><text:span text:style-name="AttributeTok"> </text:span><text:span text:style-name="DecValTok">2</text:span> </text:p>
          <text:p text:style-name="P4"><text:span text:style-name="AttributeTok"><text:s text:c="2"/></text:span><text:span text:style-name="FunctionTok">renderer</text:span><text:span text:style-name="KeywordTok">:</text:span><text:span text:style-name="AttributeTok"> networkd</text:span> </text:p>
          <text:p text:style-name="P4"><text:span text:style-name="AttributeTok"><text:s text:c="2"/></text:span><text:span text:style-name="FunctionTok">ethernets</text:span><text:span text:style-name="KeywordTok">:</text:span> </text:p>
          <text:p text:style-name="P4"><text:span text:style-name="AttributeTok"><text:s text:c="4"/></text:span><text:span text:style-name="FunctionTok">eth0</text:span><text:span text:style-name="KeywordTok">:</text:span> </text:p>
          <text:p text:style-name="P4"><text:span text:style-name="AttributeTok"><text:s text:c="6"/></text:span><text:span text:style-name="FunctionTok">dhcp</text:span><text:span text:style-name="KeywordTok">:</text:span><text:span text:style-name="AttributeTok"> </text:span><text:span text:style-name="CharTok">no</text:span> </text:p>
          <text:p text:style-name="P4"><text:span text:style-name="AttributeTok"><text:s text:c="2"/></text:span><text:span text:style-name="FunctionTok">bridges</text:span><text:span text:style-name="KeywordTok">:</text:span> </text:p>
          <text:p text:style-name="P4"><text:span text:style-name="AttributeTok"><text:s text:c="4"/></text:span><text:span text:style-name="FunctionTok">br0</text:span><text:span text:style-name="KeywordTok">:</text:span> </text:p>
          <text:p text:style-name="P4"><text:span text:style-name="AttributeTok"><text:s text:c="6"/></text:span><text:span text:style-name="FunctionTok">interfaces</text:span><text:span text:style-name="KeywordTok">:</text:span><text:span text:style-name="AttributeTok"> </text:span><text:span text:style-name="KeywordTok">[</text:span><text:span text:style-name="AttributeTok">eth0</text:span><text:span text:style-name="KeywordTok">]</text:span> </text:p>
          <text:p text:style-name="P4"><text:span text:style-name="AttributeTok"><text:s text:c="6"/></text:span><text:span text:style-name="FunctionTok">dhcp4</text:span><text:span text:style-name="KeywordTok">:</text:span><text:span text:style-name="AttributeTok"> </text:span><text:span text:style-name="CharTok">yes</text:span> </text:p>
          <text:p text:style-name="P4"><text:span text:style-name="AttributeTok"><text:s text:c="6"/></text:span><text:span text:style-name="FunctionTok">dhcp6</text:span><text:span text:style-name="KeywordTok">:</text:span><text:span text:style-name="AttributeTok"> </text:span><text:span text:style-name="CharTok">no</text:span> </text:p>
          <text:p text:style-name="P25">Here's a breakdown of your configuration file:</text:p>
          <text:list text:style-name="L18">
            <text:list-item>
              <text:p text:style-name="P27"><text:span text:style-name="Source_5f_Text">network:</text:span>: This is the top-level section that encapsulates all network configurations. Think of it as the main container for all your network settings.</text:p>
            </text:list-item>
            <text:list-item>
              <text:p text:style-name="P27"><text:span text:style-name="Source_5f_Text">version: 2</text:span>: This line specifies the version of the <text:span text:style-name="Source_5f_Text">netplan</text:span> configuration syntax being used. Currently, version 2 is common. It helps <text:span text:style-name="Source_5f_Text">netplan</text:span> correctly interpret the instructions.</text:p>
            </text:list-item>
            <text:list-item>
              <text:p text:style-name="P27"><text:span text:style-name="Source_5f_Text">renderer: networkd</text:span>: This is a crucial line. It tells <text:span text:style-name="Source_5f_Text">netplan</text:span> which network management backend to use. In this case, we're specifying <text:span text:style-name="Source_5f_Text">networkd</text:span>, which is the network service provided by <text:span text:style-name="Source_5f_Text">systemd</text:span>. Another common renderer is <text:span text:style-name="Source_5f_Text">NetworkManager</text:span> itself. If <text:span text:style-name="Source_5f_Text">renderer</text:span> were set to <text:span text:style-name="Source_5f_Text">NetworkManager</text:span>, then NetworkManager would interpret the <text:span text:style-name="Source_5f_Text">netplan</text:span> configuration.</text:p>
            </text:list-item>
            <text:list-item>
              <text:p text:style-name="P27"><text:span text:style-name="Source_5f_Text">ethernets:</text:span>: This section is used to configure your physical Ethernet interfaces.</text:p>
              <text:list text:style-name="L19">
                <text:list-item>
                  <text:p text:style-name="P28"><text:span text:style-name="Source_5f_Text">eth0:</text:span>: This identifies your specific Ethernet interface by its name.</text:p>
                </text:list-item>
                <text:list-item>
                  <text:p text:style-name="P28"><text:span text:style-name="Source_5f_Text">dhcp: no</text:span>: This line is important. It tells the <text:span text:style-name="Source_5f_Text">eth0</text:span> interface not to obtain an IP address automatically. This is because the bridge interface (<text:span text:style-name="Source_5f_Text">br0</text:span>) will be responsible for getting the IP address. If you didn't include this, you might have IP address conflicts.</text:p>
                </text:list-item>
              </text:list>
            </text:list-item>
            <text:list-item>
              <text:p text:style-name="P27"><text:span text:style-name="Source_5f_Text">bridges:</text:span>: This section is where you define your bridge interfaces.</text:p>
              <text:list text:style-name="L20">
                <text:list-item>
                  <text:p text:style-name="P29"><text:span text:style-name="Source_5f_Text">br0:</text:span>: This is the name we've chosen for our bridge interface. You can name it something else if you prefer, but <text:span text:style-name="Source_5f_Text">br0</text:span> is a common convention.</text:p>
                </text:list-item>
                <text:list-item>
                  <text:p text:style-name="P29"><text:span text:style-name="Source_5f_Text">interfaces: [eth0]</text:span>: This line specifies which physical network interfaces should be part of this bridge. You can include multiple interfaces in this list (e.g., [eth0, eth1]) if you want to bridge them together. In our case, we're only including the Ethernet interface.</text:p>
                </text:list-item>
                <text:list-item>
                  <text:p text:style-name="P29"><text:span text:style-name="Source_5f_Text">dhcp4: yes</text:span>: This tells the bridge interface (<text:span text:style-name="Source_5f_Text">br0</text:span>) to obtain an IPv4 address automatically using DHCP (Dynamic Host Configuration Protocol) from your router. This is usually what you want for your VMs to easily connect to your network.</text:p>
                </text:list-item>
                <text:list-item>
                  <text:p text:style-name="P29"><text:span text:style-name="Source_5f_Text">dhcp6: no</text:span>: This line disables IPv6 DHCP on the bridge. You can set it to <text:span text:style-name="Source_5f_Text">yes</text:span> if <text:soft-page-break/>you need IPv6 connectivity for your VMs and your network supports it.</text:p>
                </text:list-item>
              </text:list>
            </text:list-item>
          </text:list>
          <text:p text:style-name="P25">So, in essence, this <text:span text:style-name="Source_5f_Text">netplan</text:span> configuration tells the system to:</text:p>
          <text:list>
            <text:list-item text:start-value="1">
              <text:p text:style-name="P26">Not assign an IP address directly to the <text:span text:style-name="Source_5f_Text">eth0</text:span> Ethernet interface.</text:p>
            </text:list-item>
            <text:list-item>
              <text:p text:style-name="P26">Create a bridge interface named <text:span text:style-name="Source_5f_Text">br0</text:span>.</text:p>
            </text:list-item>
            <text:list-item>
              <text:p text:style-name="P26">Make <text:span text:style-name="Source_5f_Text">eth0</text:span> a part of the bridge.</text:p>
            </text:list-item>
            <text:list-item>
              <text:p text:style-name="P26">Have the <text:span text:style-name="Source_5f_Text">br0</text:span> bridge obtain an IP address using DHCP.</text:p>
            </text:list-item>
          </text:list>
        </text:list-item>
        <text:list-item>
          <text:p text:style-name="P25"><text:span text:style-name="T1">Apply the </text:span><text:span text:style-name="Source_5f_Text">netplan</text:span><text:span text:style-name="T1"> configuration and verify the bridge</text:span>.</text:p>
          <text:p text:style-name="P25">After saving the changes to the <text:span text:style-name="Source_5f_Text">/etc/netplan/01-netcfg.yaml</text:span> configuration file, we can apply the changes with the following command in the terminal:</text:p>
          <text:p text:style-name="P4"><text:span text:style-name="FunctionTok">sudo</text:span><text:span text:style-name="NormalTok"> netplan apply</text:span> </text:p>
          <text:p text:style-name="P25">This command reads your configuration files, generates the necessary configuration for the network backend (like <text:span text:style-name="Source_5f_Text">networkd</text:span>), and then applies those settings to your network interfaces.</text:p>
          <text:p text:style-name="P25">After running this command, it's essential to verify that the bridge interface (<text:span text:style-name="Source_5f_Text">br0</text:span>) has been created correctly and has obtained an IP address if you configured it to use DHCP. You can do this using the <text:span text:style-name="Source_5f_Text">ip addr</text:span> command again:</text:p>
          <text:p text:style-name="P4"><text:span text:style-name="ExtensionTok">ip</text:span><text:span text:style-name="NormalTok"> addr</text:span> </text:p>
          <text:p text:style-name="P25">In the output you should look for a few things:</text:p>
          <text:list>
            <text:list-item>
              <text:p text:style-name="P26"><text:span text:style-name="T1">A new interface named </text:span><text:span text:style-name="Source_5f_Text">br0</text:span>: You should see a section for the <text:span text:style-name="Source_5f_Text">br0</text:span> interface.</text:p>
            </text:list-item>
            <text:list-item>
              <text:p text:style-name="P26"><text:span text:style-name="T1">An IP address for </text:span><text:span text:style-name="Source_5f_Text">br0</text:span><text:span text:style-name="T1"> (if using DHCP)</text:span>: If you configured <text:span text:style-name="Source_5f_Text">dhcp4: yes</text:span> under the <text:span text:style-name="Source_5f_Text">br0</text:span> section in your <text:span text:style-name="Source_5f_Text">netplan</text:span> file, the <text:span text:style-name="Source_5f_Text">br0</text:span> interface should have an IP address listed under it (usually starting with <text:span text:style-name="Source_5f_Text">inet</text:span>).</text:p>
            </text:list-item>
            <text:list-item>
              <text:p text:style-name="P26"><text:span text:style-name="T1">No IP address on the bridged Ethernet interface</text:span>: Your original Ethernet interface (<text:span text:style-name="Source_5f_Text">eth0</text:span>, or whatever it might be in the <text:span text:style-name="Source_5f_Text">netplan</text:span> system) should no longer have an IP address directly assigned to it. This is because it's now part of the bridge, and the bridge interface handles the IP configuration.</text:p>
            </text:list-item>
          </text:list>
          <text:p text:style-name="P25">If you see these things, it means your Ethernet bridge has likely been created and configured successfully using <text:span text:style-name="Source_5f_Text">netplan</text:span>.</text:p>
        </text:list-item>
      </text:list>
      <text:h text:style-name="Heading_20_3" text:outline-level="3"><text:bookmark-start text:name="setting-up-a-wi-fi-network-bridge"/>Setting Up a Wi-Fi Network Bridge<text:bookmark-end text:name="setting-up-a-wi-fi-network-bridge"/></text:h>
      <text:h text:style-name="Heading_20_4" text:outline-level="4"><text:bookmark-start text:name="setting-up-a-wi-fi-network-bridge-with-networkmanager"/>Setting Up a Wi-Fi Network Bridge with NetworkManager<text:bookmark-end text:name="setting-up-a-wi-fi-network-bridge-with-networkmanager"/></text:h>
      <text:p text:style-name="First_20_paragraph">Just like with Ethernet, here is the general approach to create a Wi-Fi network bridge with <text:span text:style-name="T1">NetworkManager</text:span> and the <text:span text:style-name="Source_5f_Text">nmcli</text:span> tool:</text:p>
      <text:list xml:id="list2276705896" text:style-name="L21">
        <text:list-item>
          <text:p text:style-name="P30"><text:span text:style-name="T1">Create the bridge interface</text:span>: Just like with Ethernet, we'll create a new bridge connection named <text:span text:style-name="Source_5f_Text">br0</text:span>:</text:p>
          <text:p text:style-name="P5"><text:span text:style-name="FunctionTok">sudo</text:span><text:span text:style-name="NormalTok"> nmcli connection add type bridge con-name br0 ifname br0</text:span> </text:p>
        </text:list-item>
        <text:list-item>
          <text:p text:style-name="P30"><text:span text:style-name="T1">Add your Wi-Fi interface to the bridge</text:span>: Now, we need to add your Wi-Fi interface (let's <text:soft-page-break/>assume it's <text:span text:style-name="Source_5f_Text">wlan0</text:span>, though it might be different if your actively using a different Wi-Fi adapter) as a slave to the <text:span text:style-name="Source_5f_Text">br0</text:span> bridge. First, find the connection name associated with your Wi-Fi interface:</text:p>
          <text:p text:style-name="P5"><text:span text:style-name="ExtensionTok">nmcli</text:span><text:span text:style-name="NormalTok"> connection show</text:span> </text:p>
          <text:p text:style-name="P30">Look for the entry corresponding to your Wi-Fi interface (<text:span text:style-name="Source_5f_Text">wlan0</text:span> or similar). Let's assume the connection name is <text:span text:style-name="Source_5f_Text">wireless-connection-1</text:span>. Then use this command, replacing <text:span text:style-name="Source_5f_Text">wireless-connection-1</text:span> with your actual Wi-Fi connection name:</text:p>
          <text:p text:style-name="P5"><text:span text:style-name="FunctionTok">sudo</text:span><text:span text:style-name="NormalTok"> nmcli connection add type wifi slave master br0 con-name bridge-slave-wlan0 ifname wlan0</text:span> </text:p>
          <text:p text:style-name="P30"><text:span text:style-name="T1">Imortant Note for Wi-Fi</text:span>: When adding the Wi-Fi interface as a slave, you might need to specify the SSID and password of your Wi-Fi network within this command. It would look something like this:</text:p>
          <text:p text:style-name="P5"><text:span text:style-name="FunctionTok">sudo</text:span><text:span text:style-name="NormalTok"> nmcli connection add type wifi slave master br0 con-name bridge-slave-wlan0 ifname wlan0 ssid </text:span><text:span text:style-name="StringTok">"YourWiFiNetworkName"</text:span><text:span text:style-name="NormalTok"> password </text:span><text:span text:style-name="StringTok">"YourWiFiPassword"</text:span> </text:p>
          <text:p text:style-name="P30">Replace <text:span text:style-name="Source_5f_Text">"YourWifiNetworkName"</text:span> and <text:span text:style-name="Source_5f_Text">"YourWifiPassword"</text:span> with your actual Wi-Fi credentials.</text:p>
        </text:list-item>
        <text:list-item>
          <text:p text:style-name="P30"><text:span text:style-name="T1">Disable the original Wi-Fi connection</text:span>: Disable the original connection for your Wi-Fi interface:</text:p>
          <text:p text:style-name="P5"><text:span text:style-name="FunctionTok">sudo</text:span><text:span text:style-name="NormalTok"> nmcli connection down wireless-connection-1</text:span> </text:p>
          <text:p text:style-name="P30">Again, replace <text:span text:style-name="Source_5f_Text">wireless-connection-1</text:span> with the correct connection name.</text:p>
        </text:list-item>
        <text:list-item>
          <text:p text:style-name="P30"><text:span text:style-name="T1">Enable the bridge connection</text:span>: Bring up the bridge connection:</text:p>
          <text:p text:style-name="P5"><text:span text:style-name="FunctionTok">sudo</text:span><text:span text:style-name="NormalTok"> nmcli connection up br0</text:span> </text:p>
          <text:p text:style-name="P30">After these commands, NetworkManager will attempt to connect your Wi-Fi interface to the bridge. You can then verify using <text:span text:style-name="Source_5f_Text">ip addr</text:span> to see if <text:span text:style-name="Source_5f_Text">br0</text:span> has an IP address.</text:p>
        </text:list-item>
      </text:list>
      <text:p text:style-name="First_20_paragraph"><text:span text:style-name="T1">Potential Issues with Wi-Fi Bridging using NetworkManager</text:span>:</text:p>
      <text:list xml:id="list3826901294" text:style-name="L22">
        <text:list-item>
          <text:p text:style-name="P31"><text:span text:style-name="T1">Connection Stability</text:span>: Wi-Fi bridging can be less stable than Ethernet Bridging. You might experience disconnects or performance issues.</text:p>
        </text:list-item>
        <text:list-item>
          <text:p text:style-name="P31"><text:span text:style-name="T1">Driver Compatibility</text:span>: As mentioned before, your Wi-Fi driver might not fully support this configuration.</text:p>
        </text:list-item>
        <text:list-item>
          <text:p text:style-name="P31"><text:span text:style-name="T1">NetworkManager Behavior</text:span>: NetworkManager's behavior with Wi-Fi bridges can sometimes be unpredictable.</text:p>
        </text:list-item>
      </text:list>
      <text:p text:style-name="First_20_paragraph">It's important to be aware of these potential challenges. If you encounter issues with a Wi-Fi bridge, you might need to research specific bridge configurations for your Wi-Fi adapter and drivers, or consider using an Ethernet connection for bridging if possible.</text:p>
      <text:h text:style-name="Heading_20_4" text:outline-level="4"><text:bookmark-start text:name="setting-up-a-wi-fi-network-bridge-with-netplan"/>Setting Up a Wi-Fi Network Bridge with netplan<text:bookmark-end text:name="setting-up-a-wi-fi-network-bridge-with-netplan"/></text:h>
      <text:p text:style-name="First_20_paragraph">Similar to Ethernet bridging, you need to edit your <text:span text:style-name="Source_5f_Text">netplan</text:span> configuration file. For this example we'll say it's <text:span text:style-name="Source_5f_Text">/etc/netplan/01-netcfg.yaml</text:span>, but the name of your <text:span text:style-name="Source_5f_Text">netplan</text:span> configuration file <text:soft-page-break/>may vary. Let's also assume your Wi-Fi interface is named <text:span text:style-name="Source_5f_Text">wlan0</text:span> and you want to create a bridge named <text:span text:style-name="Source_5f_Text">br0</text:span> that includes this interface and obtains an IP address via DHCP. Here's and example of how your <text:span text:style-name="Source_5f_Text">netplan</text:span> configuration might look:</text:p>
      <text:p text:style-name="Preformatted_20_Text"><text:span text:style-name="FunctionTok">network</text:span><text:span text:style-name="KeywordTok">:</text:span> </text:p>
      <text:p text:style-name="Preformatted_20_Text"><text:span text:style-name="AttributeTok"><text:s text:c="2"/></text:span><text:span text:style-name="FunctionTok">version</text:span><text:span text:style-name="KeywordTok">:</text:span><text:span text:style-name="AttributeTok"> </text:span><text:span text:style-name="DecValTok">2</text:span> </text:p>
      <text:p text:style-name="Preformatted_20_Text"><text:span text:style-name="AttributeTok"><text:s text:c="2"/></text:span><text:span text:style-name="FunctionTok">renderer</text:span><text:span text:style-name="KeywordTok">:</text:span><text:span text:style-name="AttributeTok"> networkd</text:span> </text:p>
      <text:p text:style-name="Preformatted_20_Text"><text:span text:style-name="AttributeTok"><text:s text:c="2"/></text:span><text:span text:style-name="FunctionTok">wifis</text:span><text:span text:style-name="KeywordTok">:</text:span> </text:p>
      <text:p text:style-name="Preformatted_20_Text"><text:span text:style-name="AttributeTok"><text:s text:c="4"/></text:span><text:span text:style-name="FunctionTok">wlan0</text:span><text:span text:style-name="KeywordTok">:</text:span> </text:p>
      <text:p text:style-name="Preformatted_20_Text"><text:span text:style-name="AttributeTok"><text:s text:c="6"/></text:span><text:span text:style-name="FunctionTok">dhcp</text:span><text:span text:style-name="KeywordTok">:</text:span><text:span text:style-name="AttributeTok"> </text:span><text:span text:style-name="CharTok">no</text:span> </text:p>
      <text:p text:style-name="Preformatted_20_Text"><text:span text:style-name="AttributeTok"><text:s text:c="2"/></text:span><text:span text:style-name="FunctionTok">bridges</text:span><text:span text:style-name="KeywordTok">:</text:span> </text:p>
      <text:p text:style-name="Preformatted_20_Text"><text:span text:style-name="AttributeTok"><text:s text:c="4"/></text:span><text:span text:style-name="FunctionTok">br0</text:span><text:span text:style-name="KeywordTok">:</text:span> </text:p>
      <text:p text:style-name="Preformatted_20_Text"><text:span text:style-name="AttributeTok"><text:s text:c="6"/></text:span><text:span text:style-name="FunctionTok">interfaces</text:span><text:span text:style-name="KeywordTok">:</text:span><text:span text:style-name="AttributeTok"> </text:span><text:span text:style-name="KeywordTok">[</text:span><text:span text:style-name="AttributeTok">wlan0</text:span><text:span text:style-name="KeywordTok">]</text:span> </text:p>
      <text:p text:style-name="Preformatted_20_Text"><text:span text:style-name="AttributeTok"><text:s text:c="6"/></text:span><text:span text:style-name="FunctionTok">dhcp4</text:span><text:span text:style-name="KeywordTok">:</text:span><text:span text:style-name="AttributeTok"> </text:span><text:span text:style-name="CharTok">yes</text:span> </text:p>
      <text:p text:style-name="Preformatted_20_Text"><text:span text:style-name="AttributeTok"><text:s text:c="6"/></text:span><text:span text:style-name="FunctionTok">dhcp6</text:span><text:span text:style-name="KeywordTok">:</text:span><text:span text:style-name="AttributeTok"> </text:span><text:span text:style-name="CharTok">no</text:span> </text:p>
      <text:p text:style-name="First_20_paragraph">Here are the key differences and points to note compared to the Ethernet bridge configuration:</text:p>
      <text:list xml:id="list2647547059" text:style-name="L23">
        <text:list-item>
          <text:p text:style-name="P32"><text:span text:style-name="Source_5f_Text">wifis:</text:span><text:span text:style-name="T1"> section</text:span>: Instead of <text:span text:style-name="Source_5f_Text">ethernets:</text:span>, we now have a <text:span text:style-name="Source_5f_Text">wifis:</text:span> section to configure the Wi-Fi interface.</text:p>
        </text:list-item>
        <text:list-item>
          <text:p text:style-name="P32"><text:span text:style-name="Source_5f_Text">wlan0:</text:span>: This identifies your Wi-Fi interface.</text:p>
        </text:list-item>
        <text:list-item>
          <text:p text:style-name="P32"><text:span text:style-name="Source_5f_Text">dhcp: no</text:span><text:span text:style-name="T1"> under </text:span><text:span text:style-name="Source_5f_Text">wlan0:</text:span>: Just like with the Ethernet interface, we disable DHCP directly on the Wi-Fi interface because the bridge will handle the IP configuration.</text:p>
        </text:list-item>
        <text:list-item>
          <text:p text:style-name="P32"><text:span text:style-name="Source_5f_Text">interfaces: [wlan0]</text:span><text:span text:style-name="T1"> under </text:span><text:span text:style-name="Source_5f_Text">bridges: br0:</text:span>: We specify the Wi-Fi interface <text:span text:style-name="Source_5f_Text">wlan0</text:span> as the interface to be included in the bridge.</text:p>
        </text:list-item>
      </text:list>
      <text:p text:style-name="First_20_paragraph">After saving this <text:span text:style-name="Source_5f_Text">netplan</text:span> configuration, you would apply it using:</text:p>
      <text:p text:style-name="Preformatted_20_Text"><text:span text:style-name="FunctionTok">sudo</text:span><text:span text:style-name="NormalTok"> netplan apply</text:span> </text:p>
      <text:p text:style-name="First_20_paragraph">And then you would verify the bridge (<text:span text:style-name="Source_5f_Text">br0</text:span>) and the status of your Wi-Fi interface using <text:span text:style-name="Source_5f_Text">ip addr</text:span>, just as we did with the Ethernet bridge. You'd look for the <text:span text:style-name="Source_5f_Text">br0</text:span> interface with an IP address and the <text:span text:style-name="Source_5f_Text">wlan0</text:span> interface without a direct IP address.</text:p>
      <text:h text:style-name="Heading_20_2" text:outline-level="2"><text:bookmark-start text:name="testing-the-network-bridge-with-a-virtual-machine"/>Testing the Network Bridge with a Virtual Machine<text:bookmark-end text:name="testing-the-network-bridge-with-a-virtual-machine"/></text:h>
      <text:p text:style-name="First_20_paragraph">Creating a network bridge is a great way to allow your virtual machines to communicate directly with your local network.</text:p>
      <text:h text:style-name="Heading_20_3" text:outline-level="3"><text:bookmark-start text:name="configuring-your-virtual-machines-network-settings"/>Configuring your Virtual Machine's Network Settings<text:bookmark-end text:name="configuring-your-virtual-machines-network-settings"/></text:h>
      <text:p text:style-name="First_20_paragraph">The exact steps for configuring your virtual machine's network will depend on the virtualization software you are using. Some popular options on Linux include:</text:p>
      <text:list xml:id="list4103451373" text:style-name="L24">
        <text:list-item>
          <text:p text:style-name="P33"><text:span text:style-name="T1">VirtualBox</text:span>: In VirtualBox, when you configure the network settings for a virtual machine, you typically have a few options for the "Attached to" field. To use the network bridge you created, you would usually select "Bridged Adapter." After selecting this, a dropdown menu will appear where you can choose which physical network interface the VM should bridge to. In our case, you would select the bridge interface you created, which is likely named <text:span text:style-name="Source_5f_Text">br0</text:span>.</text:p>
        </text:list-item>
        <text:list-item>
          <text:p text:style-name="P33"><text:span text:style-name="T1">KVM/QEMU</text:span>: When using KVM (Kernel-based Virtual Machine) with QEMU, you <text:soft-page-break/>would configure the network interface for your VM in its virtual machine definition. This often involves created a virtual network interface and then "attaching" it to the bridge interface (<text:span text:style-name="Source_5f_Text">br0</text:span>) on your host system. This can be done through command-line options when starting the VM or by editing the VM's XML configuration if you're using a management tool like <text:span text:style-name="Source_5f_Text">virt-manager</text:span>. You would typically specify the type of network device to be "bridge" and then provide the name of your bridge interface (<text:span text:style-name="Source_5f_Text">br0</text:span>).</text:p>
        </text:list-item>
      </text:list>
      <text:p text:style-name="First_20_paragraph">No matter which virtualization software you're using, the key idea is to tell the VM's network settings to connect to the bridge interface (<text:span text:style-name="Source_5f_Text">br0</text:span>) that you've created on your host machine. This makes the VM appear as another device directly connected to your local network. It will then typically obtain its own IP address from your router via DHCP, just like your physical laptop or other devices on your network.</text:p>
      <text:p text:style-name="Text_20_body">Here's how you would typically configure the network settings in these two popular virtualization platforms to use the <text:span text:style-name="Source_5f_Text">br0</text:span> network bridge:</text:p>
      <text:h text:style-name="Heading_20_4" text:outline-level="4"><text:bookmark-start text:name="configuring-a-network-bridge-with-virtualbox"/>Configuring a Network Bridge with VirtualBox<text:bookmark-end text:name="configuring-a-network-bridge-with-virtualbox"/></text:h>
      <text:list xml:id="list4155109440" text:style-name="L25">
        <text:list-item>
          <text:p text:style-name="P34"><text:span text:style-name="T1">Select your Virtual Machine</text:span>: In the VirtualBox Manager, select the virtual machine you want to configure.</text:p>
        </text:list-item>
        <text:list-item>
          <text:p text:style-name="P34"><text:span text:style-name="T1">Go to Settings</text:span>: Click on the "Settings" button for the selected VM.</text:p>
        </text:list-item>
        <text:list-item>
          <text:p text:style-name="P34"><text:span text:style-name="T1">Navigate to Network</text:span>: In the VM settings window, go to the "Network" tab.</text:p>
        </text:list-item>
        <text:list-item>
          <text:p text:style-name="P34"><text:span text:style-name="T1">Attached to</text:span>: In the "Attached to" dropdown menu, select "Bridged Adapter."</text:p>
        </text:list-item>
        <text:list-item>
          <text:p text:style-name="P34"><text:span text:style-name="T1">Name</text:span>: A new dropdown menu labeled "Name" will appear. Here, you need to select the network bridge interface you created on your host system. This will likely be named <text:span text:style-name="Source_5f_Text">br0</text:span>. If you have multiple network interfaces, make sure you choose the one corresponding to your bridge.</text:p>
        </text:list-item>
        <text:list-item>
          <text:p text:style-name="P34"><text:span text:style-name="T1">Adapter Type and other settings (optional)</text:span>: You can usually leave the "Adapter Type" at its default setting. You might have other advanced options, but for basic bridging, the "Attached to" and "Name" settings are the most crucial.</text:p>
        </text:list-item>
        <text:list-item>
          <text:p text:style-name="P34"><text:span text:style-name="T1">Click "OK"</text:span>: Save the changes to your VM's network settings.</text:p>
        </text:list-item>
      </text:list>
      <text:p text:style-name="First_20_paragraph">When you start this virtual machine, its network interface will now be bridged to your <text:span text:style-name="Source_5f_Text">br0</text:span> interface, allowing it to communicate directly with your local network.</text:p>
      <text:h text:style-name="Heading_20_4" text:outline-level="4"><text:bookmark-start text:name="configuring-a-network-bridge-with-kvmqemu"/>Configuring a Network Bridge with KVM/QEMU<text:bookmark-end text:name="configuring-a-network-bridge-with-kvmqemu"/></text:h>
      <text:h text:style-name="Heading_20_5" text:outline-level="5"><text:bookmark-start text:name="for-kvmqemu-using-virt-manager"/>For KVM/QEMU Using virt-manager<text:bookmark-end text:name="for-kvmqemu-using-virt-manager"/></text:h>
      <text:list xml:id="list1118194642" text:style-name="L26">
        <text:list-item>
          <text:p text:style-name="P35"><text:span text:style-name="T1">Open virt-manager</text:span>: If you're using the graphical management tool virt-manager, open it.</text:p>
        </text:list-item>
        <text:list-item>
          <text:p text:style-name="P35"><text:span text:style-name="T1">Select your Virtual Machine</text:span>: Double-click on the virtual machine you want to configure.</text:p>
        </text:list-item>
        <text:list-item>
          <text:p text:style-name="P35"><text:span text:style-name="T1">Open Virtual Machine Details</text:span>: In the VM's overview window, click on "Show virtual hardware details" (it looks like a lightbulb or an "i" icon).</text:p>
        </text:list-item>
        <text:list-item>
          <text:p text:style-name="P35"><text:span text:style-name="T1">Select Network Interface</text:span>: In the hardware list, select your virtual network interface (it <text:soft-page-break/>might be labeled "Network" or something similar).</text:p>
        </text:list-item>
        <text:list-item>
          <text:p text:style-name="P35"><text:span text:style-name="T1">Connection type</text:span>: In the right-hand pane, look for the "Connection type" setting. Change this to "Bridge device."</text:p>
        </text:list-item>
        <text:list-item>
          <text:p text:style-name="P35"><text:span text:style-name="T1">Bridge name</text:span>: A field labeled "Bridge name" will appear. Enter the name of your bridge interface, which is <text:span text:style-name="Source_5f_Text">br0</text:span>.</text:p>
        </text:list-item>
        <text:list-item>
          <text:p text:style-name="P35"><text:span text:style-name="T1">Network source</text:span>: Ensure the "Network source" is set to the bridge you just specified (<text:span text:style-name="Source_5f_Text">br0</text:span>).</text:p>
        </text:list-item>
        <text:list-item>
          <text:p text:style-name="P35"><text:span text:style-name="T1">Click "Apply"</text:span>: Save the changes to your VM's network configuration.</text:p>
        </text:list-item>
      </text:list>
      <text:p text:style-name="First_20_paragraph">When you start this virtual machine, its virtual network interface will be connected to the <text:span text:style-name="Source_5f_Text">br0</text:span> bridge on your host.</text:p>
      <text:h text:style-name="Heading_20_5" text:outline-level="5"><text:bookmark-start text:name="for-kvmqemu-using-the-command-line"/>For KVM/QEMU Using the Command Line<text:bookmark-end text:name="for-kvmqemu-using-the-command-line"/></text:h>
      <text:p text:style-name="First_20_paragraph">If you are starting your VMs from the command line using <text:span text:style-name="Source_5f_Text">qemu-system-x86_64</text:span> (or similar), you would typically use the <text:span text:style-name="Source_5f_Text">-netdev</text:span> and <text:span text:style-name="Source_5f_Text">-device</text:span> options to configure networking. To connect to a bridge, you would define a network device of type <text:span text:style-name="Source_5f_Text">bridge</text:span> and specify the bridge name:</text:p>
      <text:p text:style-name="Preformatted_20_Text"><text:span text:style-name="ExtensionTok">qemu-system-x86_64</text:span><text:span text:style-name="NormalTok"> </text:span><text:span text:style-name="AttributeTok">-enable-kvm</text:span><text:span text:style-name="NormalTok"> </text:span><text:span text:style-name="AttributeTok">-m</text:span><text:span text:style-name="NormalTok"> 2G </text:span><text:span text:style-name="AttributeTok">-cdrom</text:span><text:span text:style-name="NormalTok"> your_image.iso </text:span><text:span text:style-name="AttributeTok">-drive</text:span><text:span text:style-name="NormalTok"> file=your_disk.img,format=qcow2 </text:span><text:span text:style-name="AttributeTok">-netdev</text:span><text:span text:style-name="NormalTok"> type=bridge,br=br0,id=net0 </text:span><text:span text:style-name="AttributeTok">-device</text:span><text:span text:style-name="NormalTok"> virtio-net-pci,netdev=net0</text:span> </text:p>
      <text:p text:style-name="First_20_paragraph">In this example:</text:p>
      <text:list xml:id="list754536173" text:style-name="L27">
        <text:list-item>
          <text:p text:style-name="P36"><text:span text:style-name="Source_5f_Text">-netdev type=bridge,br=br0,id=net0</text:span> creates a network backend connected to the <text:span text:style-name="Source_5f_Text">br0</text:span> bridge and gives it the ID <text:span text:style-name="Source_5f_Text">net0</text:span>.</text:p>
        </text:list-item>
        <text:list-item>
          <text:p text:style-name="P36"><text:span text:style-name="Source_5f_Text">-device virtio-net-pci,netdev=net0</text:span> creates a virtual network card in the VM and connects it to the <text:span text:style-name="Source_5f_Text">net0</text:span> network backend.</text:p>
        </text:list-item>
      </text:list>
      <text:p text:style-name="First_20_paragraph">Once your VM is configured to use the <text:span text:style-name="Source_5f_Text">br0</text:span> bridge, it should, upon starting, attempt to obtain an IP address from your local network's DHCP server.</text:p>
      <text:h text:style-name="Heading_20_3" text:outline-level="3"><text:bookmark-start text:name="test-to-verify-the-bridge-is-working-correctly"/>Test to Verify the Bridge is Working Correctly<text:bookmark-end text:name="test-to-verify-the-bridge-is-working-correctly"/></text:h>
      <text:p text:style-name="First_20_paragraph">Once your virtual machine is running and configured to use the <text:span text:style-name="Source_5f_Text">br0</text:span> bridge, it should behave like any other device on your local network. It should ideally obtain an IP address from your router (if you're using DHCP on the bridge, which is the common setup).</text:p>
      <text:p text:style-name="Text_20_body">Here's a simple and effective way to test if the network bridge is working correctly:</text:p>
      <text:h text:style-name="Heading_20_4" text:outline-level="4"><text:bookmark-start text:name="pinging-a-device-on-your-local-network-from-within-the-virtual-machine"/>Pinging a Device on your Local Network from within the Virtual Machine<text:bookmark-end text:name="pinging-a-device-on-your-local-network-from-within-the-virtual-machine"/></text:h>
      <text:list xml:id="list1564482285" text:style-name="L28">
        <text:list-item>
          <text:p text:style-name="P37"><text:span text:style-name="T1">Identify another device on your local network</text:span>: This could be your host laptop, another computer, a printer, or anything else connected to the same router. You'll need to know its IP address. You can usually find this information in your router's administration interface or by using network scanning tools. For your host laptop, you can use <text:span text:style-name="Source_5f_Text">ip addr</text:span> (or <text:span text:style-name="Source_5f_Text">ipconfig</text:span> on Windows if you happen to be running a Windows VM).</text:p>
        </text:list-item>
        <text:list-item>
          <text:p text:style-name="P37"><text:span text:style-name="T1">Open a terminal or command prompt in your virtual machine</text:span>: Once your VM has <text:soft-page-break/>started up and has (hopefully) obtained an IP address, open a terminal or command prompt within the guest operating system.</text:p>
        </text:list-item>
        <text:list-item>
          <text:p text:style-name="P37"><text:span text:style-name="T1">Use the </text:span><text:span text:style-name="Source_5f_Text">ping</text:span><text:span text:style-name="T1"> command</text:span>: Use the ping command followed by the IP address of the other device you identified in step 1. For example, if another device on your network has the IP address <text:span text:style-name="Source_5f_Text">192.168.1.5</text:span>, you would run:</text:p>
          <text:p text:style-name="P6"><text:span text:style-name="FunctionTok">ping</text:span><text:span text:style-name="NormalTok"> 192.168.1.5</text:span> </text:p>
        </text:list-item>
        <text:list-item>
          <text:p text:style-name="P37"><text:span text:style-name="T1">Observe the output</text:span>: If the bridge is working correctly and your VM has network connectivity, you should see replies from the IP address you are pinging. The output will typically show the time it took for each "echo request" to be sent and a "reply" to be received.</text:p>
        </text:list-item>
        <text:list-item>
          <text:p text:style-name="P37"><text:span text:style-name="T1">Troubleshooting</text:span>: If you don't get any replies, it could indicate a problem with your bridge configuration, the VM's network settings, or general network connectivity. You'll need to double-check each step we've taken. Make sure the <text:span text:style-name="Source_5f_Text">br0</text:span> interface is up on your host, your VM is configured to use it, and your VM has obtained an IP address (you can check this within the VM using tools like <text:span text:style-name="Source_5f_Text">ip addr</text:span> on Linux or <text:span text:style-name="Source_5f_Text">ipconfig</text:span> on Windows).</text:p>
        </text:list-item>
      </text:list>
      <text:h text:style-name="Heading_20_5" text:outline-level="5"><text:bookmark-start text:name="troubleshooting-the-ping-test-further"/>Troubleshooting the ping test further<text:bookmark-end text:name="troubleshooting-the-ping-test-further"/></text:h>
      <text:p text:style-name="First_20_paragraph">You've configured your VM to use the <text:span text:style-name="Source_5f_Text">br0</text:span> network bridge, and you've started the VM. You open a terminal in the VM and try to ping your host laptop's IP address, but you're not getting any replies. Here are some steps to help diagnose and fix the issue:</text:p>
      <text:list xml:id="list1545310449" text:style-name="L29">
        <text:list-item>
          <text:p text:style-name="P38"><text:span text:style-name="T1">VM Network Configuration</text:span>:</text:p>
          <text:list text:style-name="L30">
            <text:list-item>
              <text:p text:style-name="P39"><text:span text:style-name="T1">Check the "Attached to" setting</text:span>: Ensure that your VM's network adapter is indeed set to "Bridged Adapter" and that the "Name" field correctly points to <text:span text:style-name="Source_5f_Text">br0</text:span> in VirtualBox. For KVM, double-check that the network interface is set to "Bridge device" and the bridge name is <text:span text:style-name="Source_5f_Text">br0</text:span>.</text:p>
            </text:list-item>
            <text:list-item>
              <text:p text:style-name="P39"><text:span text:style-name="T1">Verify IP Address in VM</text:span>: Make sure your VM has actually obtained an IP address. Use <text:span text:style-name="Source_5f_Text">ip addr</text:span> (Linux) or <text:span text:style-name="Source_5f_Text">ipconfig</text:span> (Windows) within the VM. If it hasn't gotten an IP address, there might be an issue with the bridge not forwarding DHCP requests or a problem with your router's DHCP server. You might need to restart the VM or the networking service within the VM.</text:p>
            </text:list-item>
          </text:list>
        </text:list-item>
        <text:list-item>
          <text:p text:style-name="P38"><text:span text:style-name="T1">Bridge Interface Status on Host</text:span>:</text:p>
          <text:list text:style-name="L31">
            <text:list-item>
              <text:p text:style-name="P40"><text:span text:style-name="T1">Check if </text:span><text:span text:style-name="Source_5f_Text">br0</text:span><text:span text:style-name="T1"> is up</text:span>: On your host machine, run <text:span text:style-name="Source_5f_Text">ip addr</text:span> show <text:span text:style-name="Source_5f_Text">br0</text:span>. Ensure the state is "UP" and that it has an IP address (if you configured it for DHCP).</text:p>
            </text:list-item>
            <text:list-item>
              <text:p text:style-name="P40"><text:span text:style-name="T1">Check if the physical interface is enslaved</text:span>: Also on your host, run <text:span text:style-name="Source_5f_Text">brctl show</text:span>. This command (from <text:span text:style-name="Source_5f_Text">bridge-utils</text:span>) will show you the bridge interfaces and the ports (physical interfaces) they contain. Make sure your Ethernet (<text:span text:style-name="Source_5f_Text">eth0</text:span> or similar) or Wi-Fi (<text:span text:style-name="Source_5f_Text">wlan0</text:span> or similar) interface is listed as a port on <text:span text:style-name="Source_5f_Text">br0</text:span>.</text:p>
            </text:list-item>
          </text:list>
        </text:list-item>
        <text:list-item>
          <text:p text:style-name="P38"><text:soft-page-break/><text:span text:style-name="T1">Firewall Issues</text:span>:</text:p>
          <text:list text:style-name="L32">
            <text:list-item>
              <text:p text:style-name="P41"><text:span text:style-name="T1">Host Firewall</text:span>: Your host system might have a firewall (like <text:span text:style-name="Source_5f_Text">ufw</text:span>) enabled that is blocking traffic to or from the bridge interface. You might need to configure it to allow traffic on <text:span text:style-name="Source_5f_Text">br0</text:span>.</text:p>
            </text:list-item>
            <text:list-item>
              <text:p text:style-name="P41"><text:span text:style-name="T1">Guest Firewall</text:span>: Similarly, the operating system inside your VM might have a firewall that's preventing it from responding to ping requests. You'll need to check the firewall settings within the VM.</text:p>
            </text:list-item>
          </text:list>
        </text:list-item>
        <text:list-item>
          <text:p text:style-name="P38"><text:span text:style-name="T1">Network Connectivity</text:span>:</text:p>
          <text:list text:style-name="L33">
            <text:list-item>
              <text:p text:style-name="P42"><text:span text:style-name="T1">Host Connectivity</text:span>: Ensure your host machine itself has a working network connection. If your host can't access the network, the bridge won't be able to pass traffic.</text:p>
            </text:list-item>
            <text:list-item>
              <text:p text:style-name="P42"><text:span text:style-name="T1">Router Issues</text:span>: In rare cases, there might be an issue with your router not properly handling DHCP requests or ARP (Address Resolution Protocol) for bridged interfaces. A router restart might sometimes help.</text:p>
            </text:list-item>
          </text:list>
        </text:list-item>
      </text:list>
      <text:h text:style-name="Heading_20_2" text:outline-level="2"><text:bookmark-start text:name="removing-a-network-bridge"/>Removing a Network Bridge<text:bookmark-end text:name="removing-a-network-bridge"/></text:h>
      <text:p text:style-name="First_20_paragraph">It's crucial to know how to undo the changes you've made, whether you no longer need the bridge or if you encountered any issues.</text:p>
      <text:p text:style-name="Text_20_body">The process for removing a network bridge depends on how you created it in the first place (using <text:span text:style-name="Source_5f_Text">netplan</text:span> or NetworkManager).</text:p>
      <text:h text:style-name="Heading_20_3" text:outline-level="3"><text:bookmark-start text:name="reverting-networkmanager-configuration-changes"/>Reverting NetworkManager Configuration Changes<text:bookmark-end text:name="reverting-networkmanager-configuration-changes"/></text:h>
      <text:p text:style-name="First_20_paragraph">This is the method you would use if you created the bridge using NetworkManager's <text:span text:style-name="Source_5f_Text">nmcli</text:span> tool, as we did for your system.</text:p>
      <text:p text:style-name="Text_20_body">Here's how to remove the br0 bridge interface using command-line tools:</text:p>
      <text:list xml:id="list3694600827" text:style-name="L34">
        <text:list-item>
          <text:p text:style-name="P43"><text:span text:style-name="T1">Disable the bridge interface</text:span>: First, you need to bring the <text:span text:style-name="Source_5f_Text">br0</text:span> interface down. This stops all network traffic going through it. Use the command:</text:p>
          <text:p text:style-name="P7"><text:span text:style-name="FunctionTok">sudo</text:span><text:span text:style-name="NormalTok"> ip link down br0</text:span> </text:p>
        </text:list-item>
        <text:list-item>
          <text:p text:style-name="P43"><text:span text:style-name="T1">Delete the bridge interface</text:span>: Once the interface is down, you can delete it entirely using the command:</text:p>
          <text:p text:style-name="P7"><text:span text:style-name="FunctionTok">sudo</text:span><text:span text:style-name="NormalTok"> ip link del br0</text:span> </text:p>
        </text:list-item>
      </text:list>
      <text:p text:style-name="First_20_paragraph">However, if you created the bridge using NetworkManager (with <text:span text:style-name="Source_5f_Text">nmcli</text:span>), simply deleting the <text:span text:style-name="Source_5f_Text">br0</text:span> interface might not be enough. NetworkManager has its own configuration for the bridge and its member interfaces. To properly remove the bridge managed by NetworkManager, you should use <text:span text:style-name="Source_5f_Text">nmcli</text:span> to delete the connections you created:</text:p>
      <text:list xml:id="list1707454386" text:style-name="L35">
        <text:list-item>
          <text:p text:style-name="P44"><text:soft-page-break/><text:span text:style-name="T1">Identify the bridge and slave connections</text:span>: First, list your NetworkManager connections to find the ones we created for the bridge.</text:p>
          <text:p text:style-name="P8"><text:span text:style-name="ExtensionTok">nmcli</text:span><text:span text:style-name="NormalTok"> connection show</text:span> </text:p>
          <text:p text:style-name="P44">You'll be looking for connections named something like <text:span text:style-name="Source_5f_Text">br0</text:span> and <text:span text:style-name="Source_5f_Text">bridge-slave-eth0</text:span> (or <text:span text:style-name="Source_5f_Text">bridge-slave-wlan0</text:span> if you bridged Wi-Fi).</text:p>
        </text:list-item>
        <text:list-item>
          <text:p text:style-name="P44"><text:span text:style-name="T1">Delete the slave connection</text:span>: Delete the connection for the physical interface that was part of the bridge. For example:</text:p>
          <text:p text:style-name="P8"><text:span text:style-name="FunctionTok">sudo</text:span><text:span text:style-name="NormalTok"> nmcli connection delete bridge-slave-eth0</text:span> </text:p>
          <text:p text:style-name="P44">If you bridged Wi-Fi, you would delete the Wi-Fi slave connection instead.</text:p>
        </text:list-item>
        <text:list-item>
          <text:p text:style-name="P44"><text:span text:style-name="T1">Delete the bridge connection</text:span>: Finally, delete the bridge connection itself:</text:p>
          <text:p text:style-name="P8"><text:span text:style-name="FunctionTok">sudo</text:span><text:span text:style-name="NormalTok"> nmcli connection delete br0</text:span> </text:p>
        </text:list-item>
        <text:list-item>
          <text:p text:style-name="P44"><text:span text:style-name="T1">Re-enable the original interface connection</text:span>: After deleting the bridge connections, you'll likely want to re-enable the original connection for your Ethernet or Wi-Fi interface so it can get an IP address again:</text:p>
          <text:p text:style-name="P8"><text:span text:style-name="FunctionTok">sudo</text:span><text:span text:style-name="NormalTok"> nmcli connection up ethernet-eth0</text:span> </text:p>
          <text:p text:style-name="P44">or</text:p>
          <text:p text:style-name="P8"><text:span text:style-name="FunctionTok">sudo</text:span><text:span text:style-name="NormalTok"> nmcli connection up wifi-wlan0</text:span> </text:p>
          <text:p text:style-name="P44">(Use the correct connection name for your interface).</text:p>
        </text:list-item>
      </text:list>
      <text:h text:style-name="Heading_20_3" text:outline-level="3"><text:bookmark-start text:name="reverting-netplan-configuration-changes"/>Reverting netplan Configuration Changes<text:bookmark-end text:name="reverting-netplan-configuration-changes"/></text:h>
      <text:p text:style-name="First_20_paragraph">If you created the network bridge by editing your netplan configuration file, the primary way to remove it is to <text:span text:style-name="T1">revert those changes</text:span>.</text:p>
      <text:p text:style-name="Text_20_body">Here's what you would typically need to do:</text:p>
      <text:list xml:id="list1871923777" text:style-name="L36">
        <text:list-item>
          <text:p text:style-name="P45"><text:span text:style-name="T1">Identify the changes you made</text:span>: Remember the modifications you made to your <text:span text:style-name="Source_5f_Text">.yaml</text:span> file in <text:span text:style-name="Source_5f_Text">/etc/netplan/</text:span>. This likely involved:</text:p>
          <text:list text:style-name="L37">
            <text:list-item>
              <text:p text:style-name="P46">Adding a <text:span text:style-name="Source_5f_Text">bridges:</text:span> section.</text:p>
            </text:list-item>
            <text:list-item>
              <text:p text:style-name="P46">Modifying the configuration of your Ethernet (<text:span text:style-name="Source_5f_Text">ethernets:</text:span>) or Wi-Fi (<text:span text:style-name="Source_5f_Text">wifis:</text:span>) interface to disable DHCP.</text:p>
            </text:list-item>
            <text:list-item>
              <text:p text:style-name="P46">Listing the physical interface under the <text:span text:style-name="Source_5f_Text">interfaces:</text:span> of the bridge.</text:p>
            </text:list-item>
          </text:list>
        </text:list-item>
        <text:list-item>
          <text:p text:style-name="P45"><text:span text:style-name="T1">Restore the original configuration (if you backed it up)</text:span>: If you followed our earlier advice and backed up your original <text:span text:style-name="Source_5f_Text">netplan</text:span> configuration file, the easiest way to remove the bridge is to restore that backup. For example, if you backed up <text:span text:style-name="Source_5f_Text">01-netcfg.yaml</text:span> to <text:span text:style-name="Source_5f_Text">01-netcfg.yaml.backup</text:span>, you would use a command like:</text:p>
          <text:p text:style-name="P9"><text:span text:style-name="FunctionTok">sudo</text:span><text:span text:style-name="NormalTok"> cp /etc/netplan/01-netcfg.yaml.backup /etc/netplan/01-netcfg.yaml</text:span> </text:p>
          <text:p text:style-name="P45">Then, you would need to apply this restored configuration:</text:p>
          <text:p text:style-name="P9"><text:span text:style-name="FunctionTok">sudo</text:span><text:span text:style-name="NormalTok"> netplan apply</text:span> </text:p>
        </text:list-item>
        <text:list-item>
          <text:p text:style-name="P45"><text:span text:style-name="T1">Manually edit the configuration (if you didn't back up)</text:span>: If you didn't create a backup, <text:soft-page-break/>you'll need to manually edit the <text:span text:style-name="Source_5f_Text">netplan</text:span> configuration file again to remove the bridge-related entries and re-enable the original settings for your Ethernet or Wi-Fi interface. This would involve:</text:p>
          <text:list text:style-name="L38">
            <text:list-item>
              <text:p text:style-name="P47">Deleting the entire <text:span text:style-name="Source_5f_Text">bridges:</text:span> section.</text:p>
            </text:list-item>
            <text:list-item>
              <text:p text:style-name="P47">Going back to the <text:span text:style-name="Source_5f_Text">ethernets:</text:span> or <text:span text:style-name="Source_5f_Text">wifis:</text:span> section for your physical interface and setting <text:span text:style-name="Source_5f_Text">dhcp4: yes</text:span> (and <text:span text:style-name="Source_5f_Text">dhcp6: yes</text:span> if you need IPv6) to re-enable DHCP on the physical interface directly.</text:p>
            </text:list-item>
          </text:list>
          <text:p text:style-name="P45">For example, if you had this before creating the bridge:</text:p>
          <text:p text:style-name="P9"><text:span text:style-name="FunctionTok">network</text:span><text:span text:style-name="KeywordTok">:</text:span> </text:p>
          <text:p text:style-name="P9"><text:span text:style-name="AttributeTok"><text:s text:c="2"/></text:span><text:span text:style-name="FunctionTok">version</text:span><text:span text:style-name="KeywordTok">:</text:span><text:span text:style-name="AttributeTok"> </text:span><text:span text:style-name="DecValTok">2</text:span> </text:p>
          <text:p text:style-name="P9"><text:span text:style-name="AttributeTok"><text:s text:c="2"/></text:span><text:span text:style-name="FunctionTok">renderer</text:span><text:span text:style-name="KeywordTok">:</text:span><text:span text:style-name="AttributeTok"> networkd</text:span> </text:p>
          <text:p text:style-name="P9"><text:span text:style-name="AttributeTok"><text:s text:c="2"/></text:span><text:span text:style-name="FunctionTok">ethernets</text:span><text:span text:style-name="KeywordTok">:</text:span> </text:p>
          <text:p text:style-name="P9"><text:span text:style-name="AttributeTok"><text:s text:c="4"/></text:span><text:span text:style-name="FunctionTok">eth0</text:span><text:span text:style-name="KeywordTok">:</text:span> </text:p>
          <text:p text:style-name="P9"><text:span text:style-name="AttributeTok"><text:s text:c="6"/></text:span><text:span text:style-name="FunctionTok">dhcp4</text:span><text:span text:style-name="KeywordTok">:</text:span><text:span text:style-name="AttributeTok"> </text:span><text:span text:style-name="CharTok">yes</text:span> </text:p>
          <text:p text:style-name="P9"><text:span text:style-name="CommentTok"><text:s text:c="6"/># dhcp6: yes</text:span> </text:p>
          <text:p text:style-name="P45">And you changed it to create a bridge, you would need to revert it back to this (or a similar state depending on your original configuration). After editing, remember to apply the changes:</text:p>
          <text:p text:style-name="P9"><text:span text:style-name="FunctionTok">sudo</text:span><text:span text:style-name="NormalTok"> netplan apply</text:span> </text:p>
        </text:list-item>
      </text:list>
      <text:p text:style-name="First_20_paragraph">After applying the reverted configuration, your system should no longer have the <text:span text:style-name="Source_5f_Text">br0</text:span> bridge interface, and your Ethernet or Wi-Fi interface should be back to obtaining an IP address directly. You can verify this using <text:span text:style-name="Source_5f_Text">ip addr</text:span>. You should not see the <text:span text:style-name="Source_5f_Text">br0</text:span> interface anymore, and your physical interface (<text:span text:style-name="Source_5f_Text">eth0</text:span>, <text:span text:style-name="Source_5f_Text">wlan0</text:span>, etc.) should have an IP ad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7:50Z</meta:creation-date>
    <dc:date>2025-06-10T12:00:29.084436735</dc:date>
    <meta:editing-duration>PT26S</meta:editing-duration>
    <meta:editing-cycles>1</meta:editing-cycles>
    <meta:document-statistic meta:table-count="0" meta:image-count="0" meta:object-count="0" meta:page-count="14" meta:paragraph-count="279" meta:word-count="4836" meta:character-count="30343" meta:non-whitespace-character-count="25620"/>
  </office:meta>
</office:document-meta>
</file>